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4dbb" officeooo:paragraph-rsid="00104dbb"/>
    </style:style>
    <style:style style:name="P2" style:family="paragraph" style:parent-style-name="Standard">
      <style:paragraph-properties fo:text-align="center" style:justify-single-word="false"/>
      <style:text-properties officeooo:rsid="00104dbb" officeooo:paragraph-rsid="00104dbb"/>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3-01T21:00:16.761427768" text:fixed="true">03/01/20</text:date></text:p>
      <text:p text:style-name="Standard"/>
      <text:p text:style-name="P2">Will It Ever End?</text:p>
      <text:p text:style-name="P2">by Kyle Eggleston</text:p>
      <text:p text:style-name="P2"/>
      <text:p text:style-name="P1"><text:tab/>The question stands as it was initially presented. Will it ever end? That is, will the war that goes on in my mind ever cease to exist? One would hope it would. One would imagine it would go away eventually. But we cannot always decide what will happen in this life. We cannot determine if something will go our way or if it will not. We simply cannot hope and wish for something to happen hoping it will go away.</text:p>
      <text:p text:style-name="P1"><text:tab/>The war I speak of is a constant battle in my head. I deal with it everyday. There doesn’t appear to be an end in sight. It tells me to do bad things to myself, I have to stand firm and strong ignoring it all the time. It’s not always easy, but I keep at it and I try to defend myself at all times. So far so good, we’ll see how long it will la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5" meta:word-count="164" meta:character-count="804" meta:non-whitespace-character-count="643"/>
  </office:meta>
</office:document-meta>
</file>